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Mangal"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position="sub 58%" fo:font-weight="bold" style:font-weight-asian="bold" style:font-weight-complex="bold"/>
    </style:style>
    <style:style style:name="T2" style:family="text">
      <style:text-properties style:text-position="sub 58%"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3"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text:p>
      <text:p text:style-name="Standard"/>
      <text:p text:style-name="Standard">Filip Jurcicek</text:p>
      <text:p text:style-name="Standard"><text:date style:data-style-name="N37" text:date-value="2012-05-06T16:09:00.99" text:fixed="true">06/05/12</text:date></text:p>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UFAL Dialogue state update <text:tab/>1</text:p>
          <text:p text:style-name="P2">Definition of a dialogue state<text:tab/>1</text:p>
          <text:p text:style-name="P2">The dialogue state update<text:tab/>1</text:p>
          <text:p text:style-name="P2">Applicability of the dialogue state variables<text:tab/>3</text:p>
        </text:index-body>
      </text:table-of-content>
      <text:h text:style-name="Heading_20_1" text:outline-level="1">Definition of a dialogue state</text:h>
      <text:p text:style-name="Standard">In a spoken dialogue system, the purpose of a dialogue state is to track the progress in a dialogue. In its simplest form, the dialogue state can be composed only of variables that represents the goal of the user.</text:p>
      <text:p text:style-name="Standard">A good example of this approach is a tourist information domain where users can ask for details about restaurants, bars, and hotels, users can constraint their search by area, price range, stars, and the dialogue system can provide information about the address, the postcode, or the phone number for the selected venue. In this domain, the goal can be composed of the following variables: </text:p>
      <text:p text:style-name="Standard"/>
      <text:p text:style-name="Standard"><text:tab/>venue_type <text:tab/>– defines what type of a venue the user is looking for</text:p>
      <text:p text:style-name="Standard"><text:tab/>area <text:tab/><text:tab/>– desired location of the venue</text:p>
      <text:p text:style-name="Standard"><text:tab/>price_range<text:tab/>– price range of the venue</text:p>
      <text:p text:style-name="Standard"><text:tab/>near<text:tab/><text:tab/>– whether the requested venue should be near another venue</text:p>
      <text:p text:style-name="Standard"><text:tab/>food_type <text:tab/>– type of food served at the venue if the venue type is a restaurant</text:p>
      <text:p text:style-name="Standard"><text:tab/>stars <text:tab/><text:tab/>– number of stars of the venue if the venue type is a hotel</text:p>
      <text:p text:style-name="Standard"/>
      <text:p text:style-name="Standard">and every time a user informs about a new constraint, the information is stored. In addition to the goal, the dialogue state can store information about what the user requested or wants to confirm, what the system already informed about or what the system confirmed.</text:p>
      <text:p text:style-name="Standard"/>
      <text:h text:style-name="Heading_20_1" text:outline-level="1">The dialogue state update</text:h>
      <text:p text:style-name="Standard">The UFAL dialogue systems uses the concept of Information State Update, where the state is updated whenever new information is available, either from a user or the system itself or any other partner in the communication. Since we define the update on the dialogue state, the process of updating the dialogue states is called the dialogue state update. The dialogue state update is best depicted using an influence diagram. </text:p>
      <text:p text:style-name="Standard"><draw:frame draw:style-name="fr1" draw:name="Frame1" text:anchor-type="paragraph" svg:x="0.611in" svg:y="0.1898in" svg:width="5.5902in" draw:z-index="0"><draw:text-box fo:min-height="2.6882in"><text:p text:style-name="Figure"><draw:frame draw:style-name="fr2" draw:name="Object1" text:anchor-type="paragraph" svg:x="0.0016in" svg:y="0.0008in" svg:width="5.5902in" style:rel-width="100%" svg:height="2.6882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alogue state update influence diagram</text:p></draw:text-box></draw:frame><text:soft-page-break/></text:p>
      <text:p text:style-name="Standard">Shown at Figure 1, the dialogues state <text:span text:style-name="T3">s</text:span><text:span text:style-name="T1">t+1</text:span> depends on the previous state <text:span text:style-name="T3">s</text:span><text:span text:style-name="T1">t</text:span><text:span text:style-name="T4">, the previous system dialogue act </text:span><text:span text:style-name="T5">a</text:span><text:span text:style-name="T1">t</text:span><text:span text:style-name="T4">, and the current user dialogue act </text:span><text:span text:style-name="T6">o</text:span><text:span text:style-name="T2">t+1</text:span><text:span text:style-name="T4">. This can be formally written as</text:span></text:p>
      <text:p text:style-name="P1"><text:span text:style-name="T4"/></text:p>
      <text:p text:style-name="P1"><text:span text:style-name="T4"><draw:frame draw:style-name="fr3" draw:name="Object2" text:anchor-type="as-char" svg:y="-0.1701in" svg:width="1.1319in" svg:height="0.2083in" draw:z-index="2"><draw:object xlink:href="./Object 2" xlink:type="simple" xlink:show="embed" xlink:actuate="onLoad"/><draw:image xlink:href="./ObjectReplacements/Object 2" xlink:type="simple" xlink:show="embed" xlink:actuate="onLoad"/></draw:frame></text:span><text:span text:style-name="T4">.</text:span></text:p>
      <text:p text:style-name="Standard"/>
      <text:p text:style-name="Standard">It is assumed that the update is deterministic. Therefore, it must result in one specific dialogue state given the fixed previous state, system dialogue act and the current user dialogue act. Following the example provided in the previous section, an example of the dialogue state update follows:</text:p>
      <text:p text:style-name="Standard"/>
      <text:p text:style-name="Standard"><text:span text:style-name="T3">Turn 1</text:span> </text:p>
      <text:p text:style-name="Standard"/>
      <text:p text:style-name="Standard">Dialogue state: </text:p>
      <text:p text:style-name="Standard"/>
      <text:p text:style-name="Standard"><text:tab/><text:tab/><text:tab/>venue_type <text:tab/>= None</text:p>
      <text:p text:style-name="Standard"><text:tab/><text:tab/><text:tab/>area <text:tab/><text:tab/>= None</text:p>
      <text:p text:style-name="Standard"><text:tab/><text:tab/><text:tab/>price_range<text:tab/>= None</text:p>
      <text:p text:style-name="Standard"><text:tab/><text:tab/><text:tab/>near<text:tab/><text:tab/>= None</text:p>
      <text:p text:style-name="Standard"><text:tab/><text:tab/><text:tab/>food_type <text:tab/>= None</text:p>
      <text:p text:style-name="Standard"><text:tab/><text:tab/><text:tab/>stars <text:tab/><text:tab/>= None</text:p>
      <text:p text:style-name="Standard"/>
      <text:p text:style-name="Standard">System says: <text:tab/><text:tab/>How may I help you?</text:p>
      <text:p text:style-name="Standard"/>
      <text:p text:style-name="Standard">User says: <text:tab/><text:tab/>I am looking for a restaurant.</text:p>
      <text:p text:style-name="Standard"/>
      <text:p text:style-name="Standard"><text:span text:style-name="T3">Turn 2</text:span> </text:p>
      <text:p text:style-name="Standard"/>
      <text:p text:style-name="Standard">Updated dialogue state: </text:p>
      <text:p text:style-name="Standard"/>
      <text:p text:style-name="Standard"><text:tab/><text:tab/><text:tab/>venue_type <text:tab/>= restaurant</text:p>
      <text:p text:style-name="Standard"><text:soft-page-break/><text:tab/><text:tab/><text:tab/>area <text:tab/><text:tab/>= None</text:p>
      <text:p text:style-name="Standard"><text:tab/><text:tab/><text:tab/>price_range<text:tab/>= None</text:p>
      <text:p text:style-name="Standard"><text:tab/><text:tab/><text:tab/>near<text:tab/><text:tab/>= None</text:p>
      <text:p text:style-name="Standard"><text:tab/><text:tab/><text:tab/>food_type <text:tab/>= None</text:p>
      <text:p text:style-name="Standard"><text:tab/><text:tab/><text:tab/>stars <text:tab/><text:tab/>= None</text:p>
      <text:p text:style-name="Standard"/>
      <text:p text:style-name="Standard">System says: <text:tab/><text:tab/>What type of food are you looking for?</text:p>
      <text:p text:style-name="Standard"/>
      <text:p text:style-name="Standard">User says: <text:tab/><text:tab/>I want a Chinese restaurant in a cheap price range.</text:p>
      <text:p text:style-name="Standard"/>
      <text:p text:style-name="Standard">Updated dialogue state: </text:p>
      <text:p text:style-name="Standard"/>
      <text:p text:style-name="Standard"><text:tab/><text:tab/><text:tab/>venue_type <text:tab/>= restaurant </text:p>
      <text:p text:style-name="Standard"><text:tab/><text:tab/><text:tab/>area <text:tab/><text:tab/>= None</text:p>
      <text:p text:style-name="Standard"><text:tab/><text:tab/><text:tab/>price_range<text:tab/>= cheap</text:p>
      <text:p text:style-name="Standard"><text:tab/><text:tab/><text:tab/>near<text:tab/><text:tab/>= None</text:p>
      <text:p text:style-name="Standard"><text:tab/><text:tab/><text:tab/>food_type <text:tab/>= Chinese</text:p>
      <text:p text:style-name="Standard"><text:tab/><text:tab/><text:tab/>stars <text:tab/><text:tab/>= None</text:p>
      <text:p text:style-name="Standard"/>
      <text:h text:style-name="Heading_20_1" text:outline-level="1">Applicability of the dialogue state variables</text:h>
      <text:p text:style-name="Text_20_body">Some times, not all variable are applicable at all states. For example, the food_type variable is applicable only when the requested venue is a restaurant. Similarly, the variable stars is applicable only when the requested venue is a hotel.</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Mangal"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UFAL_7e_LT_7e_Gliederung_20_1" style:display-name="UFAL~LT~Gliederung 1" style:family="paragraph">
      <style:paragraph-properties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Gliederung_20_2" style:display-name="UFAL~LT~Gliederung 2" style:family="paragraph" style:parent-style-name="UFAL_7e_LT_7e_Gliederung_20_1">
      <style:paragraph-properties fo:margin-top="0in" fo:margin-bottom="0.1575in"/>
      <style:text-properties fo:font-size="28pt" style:font-size-asian="28pt" style:font-size-complex="28pt"/>
    </style:style>
    <style:style style:name="UFAL_7e_LT_7e_Gliederung_20_3" style:display-name="UFAL~LT~Gliederung 3" style:family="paragraph" style:parent-style-name="UFAL_7e_LT_7e_Gliederung_20_2">
      <style:paragraph-properties fo:margin-top="0in" fo:margin-bottom="0.1181in"/>
      <style:text-properties fo:font-size="24pt" style:font-size-asian="24pt" style:font-size-complex="24pt"/>
    </style:style>
    <style:style style:name="UFAL_7e_LT_7e_Gliederung_20_4" style:display-name="UFAL~LT~Gliederung 4" style:family="paragraph" style:parent-style-name="UFAL_7e_LT_7e_Gliederung_20_3">
      <style:paragraph-properties fo:margin-top="0in" fo:margin-bottom="0.0783in"/>
      <style:text-properties fo:font-size="20pt" style:font-size-asian="20pt" style:font-size-complex="20pt"/>
    </style:style>
    <style:style style:name="UFAL_7e_LT_7e_Gliederung_20_5" style:display-name="UFAL~LT~Gliederung 5" style:family="paragraph" style:parent-style-name="UFAL_7e_LT_7e_Gliederung_20_4">
      <style:paragraph-properties fo:margin-top="0in" fo:margin-bottom="0.0398in"/>
    </style:style>
    <style:style style:name="UFAL_7e_LT_7e_Gliederung_20_6" style:display-name="UFAL~LT~Gliederung 6" style:family="paragraph" style:parent-style-name="UFAL_7e_LT_7e_Gliederung_20_5"/>
    <style:style style:name="UFAL_7e_LT_7e_Gliederung_20_7" style:display-name="UFAL~LT~Gliederung 7" style:family="paragraph" style:parent-style-name="UFAL_7e_LT_7e_Gliederung_20_6"/>
    <style:style style:name="UFAL_7e_LT_7e_Gliederung_20_8" style:display-name="UFAL~LT~Gliederung 8" style:family="paragraph" style:parent-style-name="UFAL_7e_LT_7e_Gliederung_20_7"/>
    <style:style style:name="UFAL_7e_LT_7e_Gliederung_20_9" style:display-name="UFAL~LT~Gliederung 9" style:family="paragraph" style:parent-style-name="UFAL_7e_LT_7e_Gliederung_20_8"/>
    <style:style style:name="UFAL_7e_LT_7e_Titel" style:display-name="UFAL~LT~Titel" style:family="paragraph">
      <style:paragraph-properties fo:margin-left="0in" fo:margin-right="0in" fo:margin-top="0in" fo:margin-bottom="0in" style:line-height-at-least="0.139in" fo:text-align="center" style:justify-single-word="false" fo:text-indent="0in" style:auto-text-indent="false" style:text-autospace="none" style:writing-mode="lr-tb"/>
      <style:text-properties style:use-window-font-color="true" style:text-outline="false" style:text-line-through-style="none" style:font-name="Tahoma" fo:font-size="44pt" fo:letter-spacing="normal"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UFAL_7e_LT_7e_Untertitel" style:display-name="UFAL~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Notizen" style:display-name="UFAL~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UFAL_7e_LT_7e_Hintergrundobjekte" style:display-name="UFAL~LT~Hintergrundobjekte" style:family="paragraph">
      <style:paragraph-properties style:text-autospace="none"/>
      <style:text-properties style:letter-kerning="true"/>
    </style:style>
    <style:style style:name="UFAL_7e_LT_7e_Hintergrund" style:display-name="UFAL~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top="0in" fo:margin-bottom="0.1181in"/>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ilip </meta:initial-creator>
    <meta:creation-date>2012-05-06T15:28:22</meta:creation-date>
    <dc:date>2012-05-14T22:34:36</dc:date>
    <dc:creator>filip </dc:creator>
    <meta:editing-duration>PT10H35M7S</meta:editing-duration>
    <meta:editing-cycles>96</meta:editing-cycles>
    <meta:generator>LibreOffice/3.3$Linux LibreOffice_project/330m19$Build-401</meta:generator>
    <meta:document-statistic meta:table-count="0" meta:image-count="0" meta:object-count="2" meta:page-count="3" meta:paragraph-count="55" meta:word-count="592" meta:character-count="35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 draw:id="id8"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1.4cm" svg:height="1.4cm" svg:x="1.4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1.4cm" svg:height="1.4cm" svg:x="5.601cm" svg:y="3.1cm">
          <text:p text:style-name="P1"><text:span text:style-name="T1">a</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1.4cm" svg:height="1.4cm" svg:x="9.7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595cm" svg:y1="3.305cm" svg:x2="4.105cm" svg:y2="2.395cm" draw:start-shape="id1" draw:start-glue-point="11" draw:end-shape="id2" draw:end-glue-point="7" svg:d="m2595 3305 1510-910">
          <text:p/>
        </draw:connector>
        <draw:connector draw:style-name="gr5" draw:text-style-name="P1" draw:layer="layout" draw:type="line" svg:x1="6.796cm" svg:y1="3.305cm" svg:x2="8.306cm" svg:y2="2.395cm" draw:start-shape="id3" draw:start-glue-point="11" draw:end-shape="id4" draw:end-glue-point="7" svg:d="m6796 3305 1510-910">
          <text:p/>
        </draw:connector>
        <draw:connector draw:style-name="gr5" draw:text-style-name="P1" draw:layer="layout" draw:type="line" svg:x1="10.895cm" svg:y1="3.305cm" svg:x2="12.405cm" svg:y2="2.395cm" draw:start-shape="id5" draw:start-glue-point="11" draw:end-shape="id6" draw:end-glue-point="7" svg:d="m10895 3305 1510-910">
          <text:p/>
        </draw:connector>
        <draw:connector draw:style-name="gr5" draw:text-style-name="P1" draw:layer="layout" draw:type="line" svg:x1="5.3cm" svg:y1="1.9cm" svg:x2="8.101cm" svg:y2="1.9cm" draw:start-shape="id2" draw:start-glue-point="10" draw:end-shape="id4" draw:end-glue-point="6" svg:d="m5300 1900h2801">
          <text:p/>
        </draw:connector>
        <draw:connector draw:style-name="gr5" draw:text-style-name="P1" draw:layer="layout" draw:type="line" svg:x1="9.501cm" svg:y1="1.9cm" svg:x2="12.2cm" svg:y2="1.9cm" draw:start-shape="id4" draw:start-glue-point="10" draw:end-shape="id6" draw:end-glue-point="6" svg:d="m9501 1900h2699">
          <text:p/>
        </draw:connector>
        <draw:connector draw:style-name="gr6" draw:text-style-name="P1" draw:layer="layout" draw:type="line" svg:x1="4.6cm" svg:y1="2.6cm" svg:x2="4.65cm" svg:y2="4.85cm" draw:start-shape="id2" draw:start-glue-point="8" draw:end-shape="id7" draw:end-glue-point="4" svg:d="m4600 2600 50 2250">
          <text:p/>
        </draw:connector>
        <draw:connector draw:style-name="gr6" draw:text-style-name="P1" draw:layer="layout" draw:type="line" svg:x1="8.801cm" svg:y1="2.6cm" svg:x2="8.851cm" svg:y2="4.85cm" draw:start-shape="id4" draw:start-glue-point="8" draw:end-shape="id8" draw:end-glue-point="4" svg:d="m8801 2600 50 2250">
          <text:p/>
        </draw:connector>
        <draw:connector draw:style-name="gr6" draw:text-style-name="P1" draw:layer="layout" draw:type="line" svg:x1="12.9cm" svg:y1="2.6cm" svg:x2="12.95cm" svg:y2="4.85cm" draw:start-shape="id6" draw:start-glue-point="8" draw:end-shape="id9" draw:end-glue-point="4" svg:d="m12900 2600 50 22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321 3493" svg:d="m1321 3493h-1321l702-3493z"/>
    <draw:marker draw:name="Arrowheads_20_2" draw:display-name="Arrowheads 2" svg:viewBox="0 0 1131 2256" svg:d="m1127 2120-449-2006-9-42-25-39-38-25-38-8-43 8-38 25-25 39-9 42-449 2006v13l-4 9 9 42 25 38 38 25 42 9h903l42-9 38-25 26-38 8-42v-9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sub>
        <mi>s</mi>
        <mrow>
          <mi>t</mi>
          <mo stretchy="false">+</mo>
          <mn>1</mn>
        </mrow>
      </msub>
      <mo stretchy="false">←</mo>
      <mrow>
        <mrow>
          <msub>
            <mi>s</mi>
            <mi>t</mi>
          </msub>
          <mo stretchy="false">+</mo>
          <msub>
            <mi>a</mi>
            <mi>t</mi>
          </msub>
        </mrow>
        <mo stretchy="false">+</mo>
        <msub>
          <mi>o</mi>
          <mi>t</mi>
        </msub>
      </mrow>
    </mrow>
    <annotation encoding="StarMath 5.0">s_{t+1} leftarrow s_t + a_t + o_t</annotation>
  </semantics>
</math>
</file>